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0ab0b1" officeooo:paragraph-rsid="000ab0b1" style:font-size-asian="18pt" style:font-size-complex="18pt"/>
    </style:style>
    <style:style style:name="P2" style:family="paragraph" style:parent-style-name="Standard" style:list-style-name="L1">
      <style:text-properties fo:font-size="18pt" officeooo:rsid="000ab0b1" officeooo:paragraph-rsid="000ab0b1" style:font-size-asian="18pt" style:font-size-complex="18pt"/>
    </style:style>
    <style:style style:name="T1" style:family="text">
      <style:text-properties officeooo:rsid="000cf74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wórz responsywną strone internetową:</text:p>
      <text:list xml:id="list4185690142" text:style-name="L1">
        <text:list-item>
          <text:p text:style-name="P2">Strona składa się z nagłówka, paska nawigacyjnego, części głównej oraz stopki.</text:p>
        </text:list-item>
        <text:list-item>
          <text:p text:style-name="P2">Nagłówek zawiera:</text:p>
          <text:list>
            <text:list-item>
              <text:p text:style-name="P2">Nagłówek pierwszego stopnia z tekstem „Moja strona”</text:p>
            </text:list-item>
          </text:list>
        </text:list-item>
        <text:list-item>
          <text:p text:style-name="P2">Pasek nawigacyjny:</text:p>
          <text:list>
            <text:list-item>
              <text:p text:style-name="P2">Menu poziome:</text:p>
              <text:list>
                <text:list-item>
                  <text:p text:style-name="P2">Pięć elementów z treścią kolejno: „Link 1” do „Link 5”</text:p>
                </text:list-item>
              </text:list>
            </text:list-item>
          </text:list>
        </text:list-item>
        <text:list-item>
          <text:p text:style-name="P2">Część główna:</text:p>
          <text:list>
            <text:list-item>
              <text:p text:style-name="P2">Podzielona na dwa bloki:</text:p>
              <text:list>
                <text:list-item>
                  <text:p text:style-name="P2">Panel boczny:</text:p>
                  <text:list>
                    <text:list-item>
                      <text:p text:style-name="P2">Menu pionowe z pięcioma elementami z wygenerowanymi dwoma s<text:span text:style-name="T1">ł</text:span>owami tekstu „lorem ipsum”.</text:p>
                    </text:list-item>
                  </text:list>
                </text:list-item>
                <text:list-item>
                  <text:p text:style-name="P2">Panel główny</text:p>
                  <text:list>
                    <text:list-item>
                      <text:p text:style-name="P2">Artykuł z dwoma sekcjami, a każda z nich:</text:p>
                      <text:list>
                        <text:list-item>
                          <text:p text:style-name="P2">Zawiera nagłówek drugiego stopnia z wygenerowanymi dwoma słowami tekstu „lorem ipsum”.</text:p>
                        </text:list-item>
                        <text:list-item>
                          <text:p text:style-name="P2">Zawiera 5 akapitów tekstu „lorem ipsum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Stopka:</text:p>
          <text:list>
            <text:list-item>
              <text:p text:style-name="P2">Zawiera imię i nazwisko autora.</text:p>
            </text:list-item>
          </text:list>
        </text:list-item>
      </text:list>
      <text:p text:style-name="P1">Strona ma być responsywna dla szerokości: 320, 800, 1920.</text:p>
      <text:p text:style-name="P1">W wersji szerokości 320 elementy panelu głównego wyświetlane mają być w pionie, natomiast w wersjach 800 i 1920 obok siebie.</text:p>
      <text:p text:style-name="P1">Zastosowana kolorystyka i czcionki – zależne od aut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09:59:36.694000000</meta:creation-date>
    <dc:date>2022-09-09T13:10:42.742000000</dc:date>
    <meta:editing-duration>PT1H40M43S</meta:editing-duration>
    <meta:editing-cycles>1</meta:editing-cycles>
    <meta:document-statistic meta:table-count="0" meta:image-count="0" meta:object-count="0" meta:page-count="1" meta:paragraph-count="20" meta:word-count="143" meta:character-count="874" meta:non-whitespace-character-count="766"/>
    <meta:generator>LibreOffice/7.3.3.2$Windows_X86_64 LibreOffice_project/d1d0ea68f081ee2800a922cac8f79445e4603348</meta:generator>
  </office:meta>
</office:document-meta>
</file>